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family="graphic" style:name="a10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5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71552" draw:id="id0" draw:style-name="a0" draw:name="Text Box 1" text:anchor-type="paragraph" svg:x="-0.67917in" svg:y="3.23403in" svg:width="1.08611in" svg:height="2in" style:rel-width="scale" style:rel-height="scale"><draw:text-box><text:p text:style-name="P3">Amount of workload</text:p></draw:text-box><svg:title/><svg:desc/></draw:frame><draw:frame draw:z-index="251696128" draw:id="id1" draw:style-name="a1" draw:name="Text Box 1" text:anchor-type="paragraph" svg:x="0.72778in" svg:y="5.83889in" svg:width="2in" svg:height="0.35764in" style:rel-width="scale" style:rel-height="scale"><draw:text-box><text:p text:style-name="P4">September</text:p></draw:text-box><svg:title/><svg:desc/></draw:frame><draw:frame draw:z-index="251694080" draw:id="id2" draw:style-name="a2" draw:name="Text Box 1" text:anchor-type="paragraph" svg:x="1.76458in" svg:y="5.83889in" svg:width="2in" svg:height="0.35764in" style:rel-width="scale" style:rel-height="scale"><draw:text-box><text:p text:style-name="P5">October</text:p></draw:text-box><svg:title/><svg:desc/></draw:frame><draw:frame draw:z-index="251692032" draw:id="id3" draw:style-name="a3" draw:name="Text Box 1" text:anchor-type="paragraph" svg:x="2.58125in" svg:y="5.83889in" svg:width="2in" svg:height="0.35764in" style:rel-width="scale" style:rel-height="scale"><draw:text-box><text:p text:style-name="P6">November</text:p></draw:text-box><svg:title/><svg:desc/></draw:frame><draw:frame draw:z-index="251689984" draw:id="id4" draw:style-name="a4" draw:name="Text Box 1" text:anchor-type="paragraph" svg:x="3.57639in" svg:y="5.83889in" svg:width="2in" svg:height="0.35764in" style:rel-width="scale" style:rel-height="scale"><draw:text-box><text:p text:style-name="P7">December</text:p></draw:text-box><svg:title/><svg:desc/></draw:frame><draw:frame draw:z-index="251687936" draw:id="id5" draw:style-name="a5" draw:name="Text Box 1" text:anchor-type="paragraph" svg:x="9.16111in" svg:y="5.83889in" svg:width="2in" svg:height="0.35764in" style:rel-width="scale" style:rel-height="scale"><draw:text-box><text:p text:style-name="P8">August</text:p></draw:text-box><svg:title/><svg:desc/></draw:frame><draw:frame draw:z-index="251685888" draw:id="id6" draw:style-name="a6" draw:name="Text Box 1" text:anchor-type="paragraph" svg:x="8.63333in" svg:y="5.83889in" svg:width="2in" svg:height="0.35764in" style:rel-width="scale" style:rel-height="scale"><draw:text-box><text:p text:style-name="P9">July</text:p></draw:text-box><svg:title/><svg:desc/></draw:frame><draw:frame draw:z-index="251683840" draw:id="id7" draw:style-name="a7" draw:name="Text Box 1" text:anchor-type="paragraph" svg:x="8.05139in" svg:y="5.83889in" svg:width="2in" svg:height="0.35764in" style:rel-width="scale" style:rel-height="scale"><draw:text-box><text:p text:style-name="P10">June</text:p></draw:text-box><svg:title/><svg:desc/></draw:frame><draw:frame draw:z-index="251681792" draw:id="id8" draw:style-name="a8" draw:name="Text Box 1" text:anchor-type="paragraph" svg:x="7.52014in" svg:y="5.83889in" svg:width="2in" svg:height="0.35764in" style:rel-width="scale" style:rel-height="scale"><draw:text-box><text:p text:style-name="P11">May</text:p></draw:text-box><svg:title/><svg:desc/></draw:frame><draw:frame draw:z-index="251679744" draw:id="id9" draw:style-name="a9" draw:name="Text Box 1" text:anchor-type="paragraph" svg:x="6.95625in" svg:y="5.83889in" svg:width="2in" svg:height="0.35764in" style:rel-width="scale" style:rel-height="scale"><draw:text-box><text:p text:style-name="P12">April</text:p></draw:text-box><svg:title/><svg:desc/></draw:frame><draw:frame draw:z-index="251677696" draw:id="id10" draw:style-name="a10" draw:name="Text Box 1" text:anchor-type="paragraph" svg:x="6.27639in" svg:y="5.83889in" svg:width="2in" svg:height="0.35764in" style:rel-width="scale" style:rel-height="scale"><draw:text-box><text:p text:style-name="P13">March</text:p></draw:text-box><svg:title/><svg:desc/></draw:frame><draw:frame draw:z-index="251675648" draw:id="id11" draw:style-name="a11" draw:name="Text Box 1" text:anchor-type="paragraph" svg:x="5.38611in" svg:y="5.83889in" svg:width="2in" svg:height="0.35764in" style:rel-width="scale" style:rel-height="scale"><draw:text-box><text:p text:style-name="P14">February</text:p></draw:text-box><svg:title/><svg:desc/></draw:frame><draw:frame draw:z-index="251673600" draw:id="id12" draw:style-name="a12" draw:name="Text Box 1" text:anchor-type="paragraph" svg:x="4.56181in" svg:y="5.83819in" svg:width="2in" svg:height="0.35972in" style:rel-width="scale" style:rel-height="scale"><draw:text-box><text:p text:style-name="P15">January</text:p></draw:text-box><svg:title/><svg:desc/></draw:frame><draw:frame draw:z-index="251669504" draw:id="id13" draw:style-name="a13" draw:name="Text Box 1" text:anchor-type="paragraph" svg:x="0.21319in" svg:y="5.04846in" svg:width="2in" svg:height="2in" style:rel-width="scale" style:rel-height="scale"><draw:text-box><text:p text:style-name="P16">Low</text:p></draw:text-box><svg:title/><svg:desc/></draw:frame><draw:frame draw:z-index="251667456" draw:id="id14" draw:style-name="a14" draw:name="Text Box 1" text:anchor-type="paragraph" svg:x="-0.09653in" svg:y="2.67847in" svg:width="2in" svg:height="2in" style:rel-width="scale" style:rel-height="scale"><draw:text-box><text:p text:style-name="P17">Average</text:p></draw:text-box><svg:title/><svg:desc/></draw:frame><draw:frame draw:z-index="251663360" draw:id="id15" draw:style-name="a15" draw:name="Text Box 1" text:anchor-type="paragraph" svg:x="0.17569in" svg:y="0.48125in" svg:width="2in" svg:height="2in" style:rel-width="scale" style:rel-height="scale"><draw:text-box><text:p text:style-name="P18">High</text:p></draw:text-box><svg:title/><svg:desc/></draw:frame><draw:connector draw:type="line" svg:x1="9.88935in" svg:y1="5.7035in" svg:x2="0.72477in" svg:y2="5.69725in" draw:z-index="251665408" draw:id="id16" draw:style-name="a16" draw:name="Straight Connector 1" text:anchor-type="paragraph"><svg:title/><svg:desc/></draw:connector><draw:connector draw:type="line" svg:x1="0.725in" svg:y1="0.4in" svg:x2="0.725in" svg:y2="5.7in" draw:z-index="251664384" draw:id="id17" draw:style-name="a17" draw:name="Straight Connector 1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style:font-name="Arial" style:font-name-complex="Arial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Yearly workload graph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4T17:45:00Z</meta:creation-date>
    <dc:date>2024-03-04T17:45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8" meta:row-count="1" meta:non-whitespace-character-count="17"/>
  </office:meta>
</office:document-meta>
</file>